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70D0000170D5EB3304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language="bg" fo:country="BG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Horizontal_20_Line" style:master-page-name="">
      <style:paragraph-properties fo:margin-top="0in" fo:margin-bottom="0in" style:page-number="auto" fo:background-color="transparent" fo:padding="0in" fo:border-left="none" fo:border-right="none" fo:border-top="none" fo:border-bottom="0.0071in solid #000000" style:shadow="none">
        <style:background-image/>
      </style:paragraph-properties>
    </style:style>
    <style:style style:name="P9" style:family="paragraph" style:parent-style-name="Frame_20_contents">
      <style:paragraph-properties fo:margin-top="0in" fo:margin-bottom="0in" fo:text-align="center" style:justify-single-word="false" fo:background-color="transparent" style:shadow="none">
        <style:background-image/>
      </style:paragraph-properties>
    </style:style>
    <style:style style:name="P10" style:family="paragraph" style:parent-style-name="Frame_20_contents">
      <style:paragraph-properties fo:margin-top="0.0398in" fo:margin-bottom="0in" fo:text-align="center" style:justify-single-word="false" fo:background-color="transparent" style:shadow="none">
        <style:background-image/>
      </style:paragraph-properties>
    </style:style>
    <style:style style:name="P11" style:family="paragraph" style:parent-style-name="Standard">
      <style:paragraph-properties fo:margin-left="0in" fo:margin-right="0.0598in" fo:margin-top="0in" fo:margin-bottom="0in" fo:line-height="100%" fo:text-align="justify" style:justify-single-word="false" fo:text-indent="0.3665in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left="0in" fo:margin-right="0.0598in" fo:margin-top="0in" fo:margin-bottom="0in" fo:line-height="100%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1.9665in" fo:margin-right="0.0598in" fo:margin-top="0in" fo:margin-bottom="0in" fo:line-height="100%" fo:text-align="justify" style:justify-single-word="false" fo:text-indent="0.4917in" style:auto-text-indent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17in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17in" style:auto-text-indent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language="bg" fo:country="BG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language="bg" fo:country="BG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imes New Roman" fo:font-size="12pt" fo:font-weight="normal" style:font-size-asian="12pt" style:font-weight-asian="normal" style:font-name-complex="Times New Roman1" style:font-size-complex="12pt"/>
    </style:style>
    <style:style style:name="P19" style:family="paragraph" style:parent-style-name="List_20_Paragraph" style:list-style-name="WWNum4">
      <style:paragraph-properties fo:margin-left="0.5in" fo:margin-right="0.0598in" fo:margin-top="0in" fo:margin-bottom="0in" fo:line-height="100%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Code 128" fo:font-size="40pt" style:font-size-asian="40pt" style:font-size-complex="40pt"/>
    </style:style>
    <style:style style:name="T3" style:family="text">
      <style:text-properties fo:language="bg" fo:country="BG"/>
    </style:style>
    <style:style style:name="T4" style:family="text">
      <style:text-properties fo:language="bg" fo:country="BG" style:font-weight-complex="bold"/>
    </style:style>
    <style:style style:name="T5" style:family="text">
      <style:text-properties fo:language="bg" fo:country="BG" style:font-weight-complex="normal"/>
    </style:style>
    <style:style style:name="T6" style:family="text">
      <style:text-properties fo:font-variant="normal" fo:text-transform="none" fo:color="#000000" fo:letter-spacing="normal" fo:language="bg" fo:country="BG" fo:font-style="normal"/>
    </style:style>
    <style:style style:name="T7" style:family="text">
      <style:text-properties fo:font-variant="normal" fo:text-transform="none" fo:color="#000000" fo:letter-spacing="normal" fo:language="bg" fo:country="BG" fo:font-style="normal" style:font-weight-complex="bold"/>
    </style:style>
    <style:style style:name="T8" style:family="text">
      <style:text-properties fo:font-variant="normal" fo:text-transform="none" fo:color="#000000" style:font-name="Times New Roman" fo:font-size="12pt" fo:letter-spacing="normal" fo:language="bg" fo:country="BG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language="bg" fo:country="BG"/>
    </style:style>
    <style:style style:name="T12" style:family="text">
      <style:text-properties fo:color="#000000" fo:language="bg" fo:country="BG" style:font-weight-complex="bold"/>
    </style:style>
    <style:style style:name="T13" style:family="text">
      <style:text-properties fo:color="#000000" fo:font-size="12pt" fo:language="bg" fo:country="BG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15" style:family="text">
      <style:text-properties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graphics13" text:anchor-type="paragraph" svg:x="0.0209in" svg:y="0.0256in" svg:width="0.8465in" svg:height="0.7598in" draw:z-index="9"><draw:image xlink:href="Pictures/200000070000170D0000170D5EB3304B.svm" xlink:type="simple" xlink:show="embed" xlink:actuate="onLoad"/></draw:frame><draw:frame draw:style-name="fr2" draw:name="graphics10" text:anchor-type="paragraph" svg:x="0.0209in" svg:y="0.0256in" svg:width="0.8465in" svg:height="0.7598in" draw:z-index="8"><draw:image xlink:href="Pictures/200000070000170D0000170D5EB3304B.svm" xlink:type="simple" xlink:show="embed" xlink:actuate="onLoad"/></draw:frame><draw:frame draw:style-name="fr2" draw:name="graphics9" text:anchor-type="paragraph" svg:x="0.0209in" svg:y="0.0256in" svg:width="0.8465in" svg:height="0.7598in" draw:z-index="7"><draw:image xlink:href="Pictures/200000070000170D0000170D5EB3304B.svm" xlink:type="simple" xlink:show="embed" xlink:actuate="onLoad"/></draw:frame><draw:frame draw:style-name="fr2" draw:name="graphics8" text:anchor-type="paragraph" svg:x="0.0209in" svg:y="0.0256in" svg:width="0.8465in" svg:height="0.7598in" draw:z-index="6"><draw:image xlink:href="Pictures/200000070000170D0000170D5EB3304B.svm" xlink:type="simple" xlink:show="embed" xlink:actuate="onLoad"/></draw:frame><draw:frame draw:style-name="fr2" draw:name="graphics12" text:anchor-type="paragraph" svg:x="0.0209in" svg:y="0.0256in" svg:width="0.8465in" svg:height="0.7598in" draw:z-index="5"><draw:image xlink:href="Pictures/200000070000170D0000170D5EB3304B.svm" xlink:type="simple" xlink:show="embed" xlink:actuate="onLoad"/></draw:frame><draw:frame draw:style-name="fr2" draw:name="graphics7" text:anchor-type="paragraph" svg:x="0.0209in" svg:y="0.0256in" svg:width="0.8465in" svg:height="0.7598in" draw:z-index="4"><draw:image xlink:href="Pictures/200000070000170D0000170D5EB3304B.svm" xlink:type="simple" xlink:show="embed" xlink:actuate="onLoad"/></draw:frame><draw:frame draw:style-name="fr2" draw:name="graphics6" text:anchor-type="paragraph" svg:x="0.0209in" svg:y="0.0256in" svg:width="0.8465in" svg:height="0.7598in" draw:z-index="3"><draw:image xlink:href="Pictures/200000070000170D0000170D5EB3304B.svm" xlink:type="simple" xlink:show="embed" xlink:actuate="onLoad"/></draw:frame><draw:frame draw:style-name="fr2" draw:name="graphics5" text:anchor-type="paragraph" svg:x="0.0209in" svg:y="0.0256in" svg:width="0.8465in" svg:height="0.7598in" draw:z-index="2"><draw:image xlink:href="Pictures/200000070000170D0000170D5EB3304B.svm" xlink:type="simple" xlink:show="embed" xlink:actuate="onLoad"/></draw:frame><draw:frame draw:style-name="fr2" draw:name="graphics4" text:anchor-type="paragraph" svg:x="0.0209in" svg:y="0.0256in" svg:width="0.8465in" svg:height="0.7598in" draw:z-index="1"><draw:image xlink:href="Pictures/200000070000170D0000170D5EB3304B.svm" xlink:type="simple" xlink:show="embed" xlink:actuate="onLoad"/></draw:frame>РЕПУБЛИКА БЪЛГАРИЯ</text:p>
      <text:p text:style-name="P3">КАМАРА НА ЧАСТНИТЕ СЪДЕБНИ ИЗПЪЛНИТЕЛИ</text:p>
      <text:p text:style-name="P6"><text:span text:style-name="T14">Частен съдебен изпълнител </text:span><text:span text:style-name="T8">---Кратко-име-на-ЧСИ---</text:span><text:span text:style-name="T14">, рег. № </text:span><text:span text:style-name="T9">---Номер-ЧСИ---</text:span><text:span text:style-name="T14">,</text:span></text:p>
      <text:p text:style-name="P6"><text:span text:style-name="T14">Район на действие Окръжен съд - </text:span><text:span text:style-name="T9">---Район-на-действие-на-ЧСИ---</text:span><text:span text:style-name="T14">, </text:span></text:p>
      <text:p text:style-name="P6"><text:span text:style-name="Default_20_Paragraph_20_Font"><text:span text:style-name="T13">---Адрес-на-ЧСИ---,</text:span></text:span></text:p>
      <text:p text:style-name="P6"><text:span text:style-name="T14"><text:tab/><text:tab/>тел. </text:span><text:span text:style-name="T9">---Телефон-на-ЧСИ---</text:span><text:span text:style-name="T14">, </text:span><text:span text:style-name="T10">e-mail: ---ЧСИ-Емайл---</text:span></text:p>
      <text:p text:style-name="P8"/>
      <text:p text:style-name="P4">Изпълнително дело №: ---Номера-изп-делo(a)---</text:p>
      <text:p text:style-name="P4">Изходящ №: ---Изходящ-номер--- / ---Дата-на-изходиране--- г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1" text:anchor-type="paragraph" svg:x="2.9917in" svg:y="0.0228in" svg:width="3.5736in" draw:z-index="0"><draw:text-box fo:min-height="1.2429in"><text:p text:style-name="P10">ДО: ---Пълно-име-за-Адресат----</text:p><text:p text:style-name="P10">---АКО-Град-за-Адрес-на-Адресат----гр./с ---Град-за-Адрес-на-Адресат---- - п.к ---ПК-на-Града-за-Адрес-на-Адресат---- ---ЖК/УЛ/БЛОК/АП-за-Адрес-на-Адресат-------КРАЙ-АКО---</text:p><text:p text:style-name="P9">---АКО-еДело---<text:span text:style-name="T2">{$r.printbarcodeid}</text:span></text:p><text:p text:style-name="P9"><text:span text:style-name="T1">{$r.barcodeid}</text:span>---КРАЙ-АКО---</text:p></draw:text-box></draw:frame></text:p>
      <text:p text:style-name="P16"/>
      <text:p text:style-name="P16">МОЛБА </text:p>
      <text:p text:style-name="P17">ЗА ВПИСВАНЕ НА ВЪЗБРАНА</text:p>
      <text:p text:style-name="P5"/>
      <text:p text:style-name="P5"/>
      <text:p text:style-name="P5"/>
      <text:p text:style-name="P5"/>
      <text:p text:style-name="P5"/>
      <text:p text:style-name="P1"/>
      <text:p text:style-name="P18"><text:span text:style-name="T15"><text:tab/></text:span></text:p>
      <text:p text:style-name="P18"><text:span text:style-name="T15"><text:tab/>Уважаеми/а </text:span><text:span text:style-name="T5">господин/</text:span><text:span text:style-name="T15">госпожо съдия,</text:span></text:p>
      <text:p text:style-name="P15">Моля да бъде вписан следния акт:</text:p>
      <text:p text:style-name="P15">Постановление за налагане на възбрана върху недвижими имоти, <text:s/>собственост на длъжника по изпълнително дело № <text:span text:style-name="T3">---Номера-изп-делo(a)--- - </text:span><text:span text:style-name="T6">---Име-ЕГН/ЕИК-или-БУЛСТАТ-и-адрес-на-Длъжник---</text:span><text:span text:style-name="T11"> </text:span><text:span text:style-name="T3">.</text:span></text:p>
      <text:p text:style-name="P14"/>
      <text:p text:style-name="P11"/>
      <text:p text:style-name="P11">Прилагам следните документи:</text:p>
      <text:list xml:id="list7191048751143569265" text:style-name="WWNum4">
        <text:list-item>
          <text:p text:style-name="P19">Посочения акт в два еднообразни екземпляра - оригинал;</text:p>
        </text:list-item>
        <text:list-item>
          <text:p text:style-name="P19">Актове за собственост на имотите - копие;</text:p>
        </text:list-item>
        <text:list-item>
          <text:p text:style-name="P19">Платежно нареждане за платена такса - оригинал.</text:p>
        </text:list-item>
      </text:list>
      <text:p text:style-name="P12"/>
      <text:p text:style-name="P12"><text:bookmark text:name="_GoBack"/><text:tab/><text:tab/><text:tab/><text:tab/></text:p>
      <text:p text:style-name="P13"/>
      <text:p text:style-name="P13">Частен съдебен изпълнител:</text:p>
      <text:p text:style-name="P11"/>
      <text:p text:style-name="P11"><text:tab/><text:tab/><text:tab/><text:tab/><text:tab/></text:p>
      <text:p text:style-name="P11"><text:tab/><text:tab/><text:tab/><text:tab/><text:tab/><text:tab/><text:tab/><text:tab/><text:tab/>Георги Тарльовски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1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1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1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1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1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1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1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228in" fo:margin-bottom="0.7972in" fo:margin-left="0.8228in" fo:margin-right="0.757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08T16:40:02.98</meta:creation-date>
    <meta:editing-duration>PT52M16S</meta:editing-duration>
    <meta:editing-cycles>41</meta:editing-cycles>
    <meta:generator>OpenOffice/4.0.1$Win32 OpenOffice.org_project/401m5$Build-9714</meta:generator>
    <dc:date>2020-07-21T17:26:34.13</dc:date>
    <dc:creator>Mihail Tarlyovski</dc:creator>
    <meta:document-statistic meta:table-count="0" meta:image-count="9" meta:object-count="0" meta:page-count="1" meta:paragraph-count="27" meta:word-count="138" meta:character-count="1156"/>
  </office:meta>
</office:document-meta>
</file>